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GBD</text:p>
          </table:table-cell>
          <table:table-cell office:value-type="string" calcext:value-type="string">
            <text:p>Soma dos tempos de execução</text:p>
          </table:table-cell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1.098" calcext:value-type="float">
            <text:p>1,098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6.845" calcext:value-type="float">
            <text:p>6,845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1.162" calcext:value-type="float">
            <text:p>11,162</text:p>
          </table:table-cell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74.484" calcext:value-type="float">
            <text:p>74,484</text:p>
          </table:table-cell>
        </table:table-row>
        <table:table-row table:style-name="ro1">
          <table:table-cell office:value-type="string" calcext:value-type="string">
            <text:p>OrientDB</text:p>
          </table:table-cell>
          <table:table-cell office:value-type="float" office:value="376" calcext:value-type="float">
            <text:p>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21:05:38.533649510</meta:creation-date>
    <dc:date>2023-10-04T21:23:15.320243056</dc:date>
    <meta:editing-duration>PT7M36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